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P1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5339in" svg:height="4.026in" svg:x="1.8319in" svg:y="0.0524in">
            <draw:object draw:notify-on-update-of-ranges="Sheet1.A1:Sheet1.A13 Sheet1.B1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86" calcext:value-type="float">
            <text:p>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2T21:06:51.662257944</meta:creation-date>
    <dc:date>2023-02-03T11:13:20.110264712</dc:date>
    <meta:editing-duration>PT25M7S</meta:editing-duration>
    <meta:editing-cycles>10</meta:editing-cycles>
    <meta:generator>LibreOffice/7.4.5.1$Linux_X86_64 LibreOffice_project/40$Build-1</meta:generator>
    <meta:document-statistic meta:table-count="1" meta:cell-count="2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9.137cm" svg:height="10.227cm" xlink:href=".." xlink:type="simple" chart:class="chart:line" chart:style-name="ch1">
        <chart:plot-area chart:style-name="ch2" table:cell-range-address="Sheet1.A1:Sheet1.B13" chart:data-source-has-labels="column" svg:x="0.382cm" svg:y="0.204cm" svg:width="18.373cm" svg:height="9.819cm">
          <chart:coordinate-region svg:x="1.189cm" svg:y="0.403cm" svg:width="16.956cm" svg:height="8.973cm"/>
          <chart:axis chart:dimension="x" chart:name="primary-x" chart:style-name="ch3" chartooo:axis-type="auto">
            <chartooo:date-scale/>
            <chart:categories table:cell-range-address="Sheet1.A1:Sheet1.A1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13" chart:class="chart:line">
            <chart:data-point chart:repeated="1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1:Sheet1.A13</svg:desc>
                </draw:g>
              </table:table-cell>
              <table:table-cell office:value-type="float" office:value="80">
                <text:p>80</text:p>
                <draw:g>
                  <svg:desc>Sheet1.B1:Sheet1.B13</svg:desc>
                </draw:g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21-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21-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23-02</text:p>
              </table:table-cell>
              <table:table-cell office:value-type="float" office:value="186">
                <text:p>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